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.setF0( int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F0( int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TypejsonType_alphabetic_Test.test_alphabetic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TypejsonType_alphabetic_Test.test_alphabetic_no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F0( int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F2( int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